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Zadanifontodlomka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Zadanifontodlomka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Zadanifontodlomka" style:family="text">
      <style:text-properties fo:font-size="16pt" style:font-size-asian="16pt" style:font-size-complex="16pt"/>
    </style:style>
    <style:style style:name="P6" style:parent-style-name="Standard" style:family="paragraph">
      <style:paragraph-properties fo:line-height="150%"/>
      <style:text-properties fo:font-weight="bold" style:font-weight-asian="bold" style:font-weight-complex="bold" fo:font-size="8pt" style:font-size-asian="8pt" style:font-size-complex="8pt"/>
    </style:style>
    <style:style style:name="P7" style:parent-style-name="Standard" style:family="paragraph">
      <style:paragraph-properties fo:line-height="150%"/>
    </style:style>
    <style:style style:name="T8" style:parent-style-name="Zadanifontodlomka" style:family="text">
      <style:text-properties fo:font-size="16pt" style:font-size-asian="16pt" style:font-size-complex="16pt"/>
    </style:style>
    <style:style style:name="T9" style:parent-style-name="Zadanifontodlomka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Zadanifontodlomka" style:family="text">
      <style:text-properties fo:font-size="16pt" style:font-size-asian="16pt" style:font-size-complex="16pt"/>
    </style:style>
    <style:style style:name="P11" style:parent-style-name="Standard" style:family="paragraph">
      <style:paragraph-properties fo:line-height="150%"/>
    </style:style>
    <style:style style:name="T12" style:parent-style-name="Zadanifontodlomka" style:family="text">
      <style:text-properties fo:font-size="16pt" style:font-size-asian="16pt" style:font-size-complex="16pt"/>
    </style:style>
    <style:style style:name="T13" style:parent-style-name="Zadanifontodlomka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Zadanifontodlomka" style:family="text">
      <style:text-properties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17" style:parent-style-name="Zadanifontodlomka" style:family="text">
      <style:text-properties fo:font-size="20pt" style:font-size-asian="20pt" style:font-size-complex="20pt"/>
    </style:style>
    <style:style style:name="T18" style:parent-style-name="Zadanifontodlomka" style:family="text">
      <style:text-properties fo:font-size="20pt" style:font-size-asian="20pt" style:font-size-complex="20pt"/>
    </style:style>
    <style:style style:name="T19" style:parent-style-name="Zadanifontodlomka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size="20pt" style:font-size-asian="20pt" style:font-size-complex="20pt"/>
    </style:style>
    <style:style style:name="T21" style:parent-style-name="Zadanifontodlomka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22" style:parent-style-name="Zadanifontodlomka" style:family="text">
      <style:text-properties fo:color="#FF0000" fo:font-size="20pt" style:font-size-asian="20pt" style:font-size-complex="20pt"/>
    </style:style>
    <style:style style:name="T23" style:parent-style-name="Zadanifontodlomka" style:family="text">
      <style:text-properties fo:font-style="italic" style:font-style-asian="italic" fo:color="#FF0000" fo:font-size="20pt" style:font-size-asian="20pt" style:font-size-complex="20pt"/>
    </style:style>
    <style:style style:name="T24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25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26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27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28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29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30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31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32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33" style:parent-style-name="Zadanifontodlomka" style:family="text">
      <style:text-properties fo:font-style="italic" style:font-style-asian="italic" fo:font-size="18pt" style:font-size-asian="18pt" style:font-size-complex="18pt"/>
    </style:style>
    <style:style style:name="T34" style:parent-style-name="Zadanifontodlomka" style:family="text">
      <style:text-properties fo:font-size="18pt" style:font-size-asian="18pt" style:font-size-complex="18pt"/>
    </style:style>
    <style:style style:name="T35" style:parent-style-name="Zadanifontodlomka" style:family="text">
      <style:text-properties fo:font-size="18pt" style:font-size-asian="18pt" style:font-size-complex="18pt"/>
    </style:style>
    <style:style style:name="T36" style:parent-style-name="Zadanifontodlomka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37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38" style:parent-style-name="Zadanifontodlomka" style:family="text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T42" style:parent-style-name="Zadanifontodlomka" style:family="text">
      <style:text-properties fo:font-size="18pt" style:font-size-asian="18pt" style:font-size-complex="18pt"/>
    </style:style>
    <style:style style:name="T43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44" style:parent-style-name="Zadanifontodlomka" style:family="text">
      <style:text-properties fo:font-size="18pt" style:font-size-asian="18pt" style:font-size-complex="18pt"/>
    </style:style>
    <style:style style:name="T45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46" style:parent-style-name="Zadanifontodlomka" style:family="text">
      <style:text-properties fo:font-size="18pt" style:font-size-asian="18pt" style:font-size-complex="18pt"/>
    </style:style>
    <style:style style:name="T47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48" style:parent-style-name="Zadanifontodlomka" style:family="text">
      <style:text-properties fo:font-size="18pt" style:font-size-asian="18pt" style:font-size-complex="18pt"/>
    </style:style>
    <style:style style:name="T49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50" style:parent-style-name="Zadanifontodlomka" style:family="text">
      <style:text-properties fo:font-size="18pt" style:font-size-asian="18pt" style:font-size-complex="18pt"/>
    </style:style>
    <style:style style:name="T51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52" style:parent-style-name="Standard" style:family="paragraph">
      <style:text-properties fo:font-weight="bold" style:font-weight-asian="bold" fo:font-size="18pt" style:font-size-asian="18pt" style:font-size-complex="18pt"/>
    </style:style>
    <style:style style:name="T53" style:parent-style-name="Zadanifontodlomka" style:family="text">
      <style:text-properties fo:font-size="18pt" style:font-size-asian="18pt" style:font-size-complex="18pt"/>
    </style:style>
    <style:style style:name="T54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55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56" style:parent-style-name="Zadanifontodlomka" style:family="text">
      <style:text-properties fo:font-size="18pt" style:font-size-asian="18pt" style:font-size-complex="18pt"/>
    </style:style>
    <style:style style:name="T57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58" style:parent-style-name="Zadanifontodlomka" style:family="text">
      <style:text-properties fo:font-size="18pt" style:font-size-asian="18pt" style:font-size-complex="18pt"/>
    </style:style>
    <style:style style:name="T59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60" style:parent-style-name="Standard" style:family="paragraph">
      <style:text-properties fo:font-weight="bold" style:font-weight-asian="bold" fo:font-size="18pt" style:font-size-asian="18pt" style:font-size-complex="18pt"/>
    </style:style>
    <style:style style:name="T61" style:parent-style-name="Zadanifontodlomka" style:family="text">
      <style:text-properties fo:font-size="18pt" style:font-size-asian="18pt" style:font-size-complex="18pt"/>
    </style:style>
    <style:style style:name="T62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63" style:parent-style-name="Zadanifontodlomka" style:family="text">
      <style:text-properties fo:font-size="18pt" style:font-size-asian="18pt" style:font-size-complex="18pt"/>
    </style:style>
    <style:style style:name="T64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65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66" style:parent-style-name="Zadanifontodlomka" style:family="text">
      <style:text-properties fo:font-size="18pt" style:font-size-asian="18pt" style:font-size-complex="18pt"/>
    </style:style>
    <style:style style:name="T67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68" style:parent-style-name="Zadanifontodlomka" style:family="text">
      <style:text-properties fo:font-size="18pt" style:font-size-asian="18pt" style:font-size-complex="18pt"/>
    </style:style>
    <style:style style:name="T69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70" style:parent-style-name="Standard" style:family="paragraph">
      <style:text-properties fo:font-weight="bold" style:font-weight-asian="bold" fo:font-size="18pt" style:font-size-asian="18pt" style:font-size-complex="18pt"/>
    </style:style>
    <style:style style:name="P71" style:parent-style-name="Standard" style:family="paragraph">
      <style:text-properties fo:font-style="italic" style:font-style-asian="italic" fo:font-size="18pt" style:font-size-asian="18pt" style:font-size-complex="18pt"/>
    </style:style>
    <style:style style:name="P72" style:parent-style-name="Standard" style:family="paragraph">
      <style:text-properties fo:font-style="italic" style:font-style-asian="italic" fo:font-size="18pt" style:font-size-asian="18pt" style:font-size-complex="18pt"/>
    </style:style>
    <style:style style:name="T73" style:parent-style-name="Zadanifontodlomka" style:family="text">
      <style:text-properties fo:font-style="italic" style:font-style-asian="italic" fo:font-size="18pt" style:font-size-asian="18pt" style:font-size-complex="18pt"/>
    </style:style>
    <style:style style:name="T74" style:parent-style-name="Zadanifontodlomka" style:family="text">
      <style:text-properties fo:font-size="18pt" style:font-size-asian="18pt" style:font-size-complex="18pt"/>
    </style:style>
    <style:style style:name="T75" style:parent-style-name="Zadanifontodlomka" style:family="text">
      <style:text-properties fo:font-size="18pt" style:font-size-asian="18pt" style:font-size-complex="18pt"/>
    </style:style>
    <style:style style:name="T76" style:parent-style-name="Zadanifontodlomka" style:family="text">
      <style:text-properties fo:font-weight="bold" style:font-weight-asian="bold" style:font-weight-complex="bold" fo:font-size="18pt" style:font-size-asian="18pt" style:font-size-complex="18pt"/>
    </style:style>
    <style:style style:name="T77" style:parent-style-name="Zadanifontodlomka" style:family="text">
      <style:text-properties fo:font-size="18pt" style:font-size-asian="18pt" style:font-size-complex="18pt"/>
    </style:style>
    <style:style style:name="P78" style:parent-style-name="Standard" style:family="paragraph">
      <style:text-properties fo:font-style="italic" style:font-style-asian="italic" fo:font-size="18pt" style:font-size-asian="18pt" style:font-size-complex="18pt"/>
    </style:style>
    <style:style style:name="P79" style:parent-style-name="Standard" style:family="paragraph">
      <style:text-properties fo:font-size="18pt" style:font-size-asian="18pt" style:font-size-complex="18pt"/>
    </style:style>
    <style:style style:name="P80" style:parent-style-name="Standard" style:family="paragraph">
      <style:text-properties fo:font-size="18pt" style:font-size-asian="18pt" style:font-size-complex="18pt"/>
    </style:style>
    <style:style style:name="T81" style:parent-style-name="Zadanifontodlomka" style:family="text">
      <style:text-properties fo:font-size="18pt" style:font-size-asian="18pt" style:font-size-complex="18pt"/>
    </style:style>
    <style:style style:name="T82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83" style:parent-style-name="Zadanifontodlomka" style:family="text">
      <style:text-properties fo:font-size="18pt" style:font-size-asian="18pt" style:font-size-complex="18pt"/>
    </style:style>
    <style:style style:name="T84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85" style:parent-style-name="Zadanifontodlomka" style:family="text">
      <style:text-properties fo:font-size="18pt" style:font-size-asian="18pt" style:font-size-complex="18pt"/>
    </style:style>
    <style:style style:name="T86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87" style:parent-style-name="Zadanifontodlomka" style:family="text">
      <style:text-properties fo:font-size="18pt" style:font-size-asian="18pt" style:font-size-complex="18pt"/>
    </style:style>
    <style:style style:name="T88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89" style:parent-style-name="Standard" style:family="paragraph">
      <style:text-properties fo:font-size="18pt" style:font-size-asian="18pt" style:font-size-complex="18pt"/>
    </style:style>
    <style:style style:name="T90" style:parent-style-name="Zadanifontodlomka" style:family="text">
      <style:text-properties fo:font-size="18pt" style:font-size-asian="18pt" style:font-size-complex="18pt"/>
    </style:style>
    <style:style style:name="T91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92" style:parent-style-name="Zadanifontodlomka" style:family="text">
      <style:text-properties fo:font-size="18pt" style:font-size-asian="18pt" style:font-size-complex="18pt"/>
    </style:style>
    <style:style style:name="T93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94" style:parent-style-name="Zadanifontodlomka" style:family="text">
      <style:text-properties fo:font-size="18pt" style:font-size-asian="18pt" style:font-size-complex="18pt"/>
    </style:style>
    <style:style style:name="T95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96" style:parent-style-name="Zadanifontodlomka" style:family="text">
      <style:text-properties fo:font-size="18pt" style:font-size-asian="18pt" style:font-size-complex="18pt"/>
    </style:style>
    <style:style style:name="T97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98" style:parent-style-name="Standard" style:family="paragraph">
      <style:text-properties fo:font-size="18pt" style:font-size-asian="18pt" style:font-size-complex="18pt"/>
    </style:style>
    <style:style style:name="T99" style:parent-style-name="Zadanifontodlomka" style:family="text">
      <style:text-properties fo:font-size="18pt" style:font-size-asian="18pt" style:font-size-complex="18pt"/>
    </style:style>
    <style:style style:name="T100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101" style:parent-style-name="Zadanifontodlomka" style:family="text">
      <style:text-properties fo:font-size="18pt" style:font-size-asian="18pt" style:font-size-complex="18pt"/>
    </style:style>
    <style:style style:name="T102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03" style:parent-style-name="Zadanifontodlomka" style:family="text">
      <style:text-properties fo:font-size="18pt" style:font-size-asian="18pt" style:font-size-complex="18pt"/>
    </style:style>
    <style:style style:name="T104" style:parent-style-name="Zadanifontodlomka" style:family="text">
      <style:text-properties fo:font-size="18pt" style:font-size-asian="18pt" style:font-size-complex="18pt"/>
    </style:style>
    <style:style style:name="T105" style:parent-style-name="Zadanifontodlomka" style:family="text">
      <style:text-properties fo:font-style="italic" style:font-style-asian="italic" style:font-style-complex="italic" fo:font-size="18pt" style:font-size-asian="18pt" style:font-size-complex="18pt"/>
    </style:style>
    <style:style style:name="T106" style:parent-style-name="Zadanifontodlomka" style:family="text">
      <style:text-properties fo:font-size="18pt" style:font-size-asian="18pt" style:font-size-complex="18pt"/>
    </style:style>
    <style:style style:name="T107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108" style:parent-style-name="Standard" style:family="paragraph">
      <style:text-properties fo:font-weight="bold" style:font-weight-asian="bold"/>
    </style:style>
    <style:style style:name="T109" style:parent-style-name="Zadanifontodlomka" style:family="text">
      <style:text-properties fo:font-size="20pt" style:font-size-asian="20pt" style:font-size-complex="20pt"/>
    </style:style>
    <style:style style:name="T110" style:parent-style-name="Zadanifontodlomka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font-size="20pt" style:font-size-asian="20pt" style:font-size-complex="20pt"/>
    </style:style>
    <style:style style:name="T112" style:parent-style-name="Zadanifontodlomka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113" style:parent-style-name="Zadanifontodlomka" style:family="text">
      <style:text-properties fo:color="#FF0000" fo:font-size="20pt" style:font-size-asian="20pt" style:font-size-complex="20pt"/>
    </style:style>
    <style:style style:name="T114" style:parent-style-name="Zadanifontodlomka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115" style:parent-style-name="Zadanifontodlomka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116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17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18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19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0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1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2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3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4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5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6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7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8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29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30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31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32" style:parent-style-name="Zadanifontodlomka" style:family="text">
      <style:text-properties fo:font-weight="bold" style:font-weight-asian="bold" style:font-weight-complex="bold" fo:font-style="italic" style:font-style-asian="italic" fo:color="#FF0000" fo:font-size="20pt" style:font-size-asian="20pt" style:font-size-complex="20pt"/>
    </style:style>
    <style:style style:name="T133" style:parent-style-name="Zadanifontodlomka" style:family="text">
      <style:text-properties fo:font-style="italic" style:font-style-asian="italic" fo:font-size="18pt" style:font-size-asian="18pt" style:font-size-complex="18pt"/>
    </style:style>
    <style:style style:name="T134" style:parent-style-name="Zadanifontodlomka" style:family="text">
      <style:text-properties fo:font-size="18pt" style:font-size-asian="18pt" style:font-size-complex="18pt"/>
    </style:style>
    <style:style style:name="T135" style:parent-style-name="Zadanifontodlomka" style:family="text">
      <style:text-properties fo:font-size="18pt" style:font-size-asian="18pt" style:font-size-complex="18pt"/>
    </style:style>
    <style:style style:name="T136" style:parent-style-name="Zadanifontodlomka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137" style:parent-style-name="Standard" style:family="paragraph">
      <style:text-properties fo:font-size="18pt" style:font-size-asian="18pt" style:font-size-complex="18pt"/>
    </style:style>
    <style:style style:name="P138" style:parent-style-name="Standard" style:family="paragraph">
      <style:text-properties fo:font-size="18pt" style:font-size-asian="18pt" style:font-size-complex="18pt"/>
    </style:style>
    <style:style style:name="P139" style:parent-style-name="Standard" style:family="paragraph">
      <style:text-properties fo:font-size="18pt" style:font-size-asian="18pt" style:font-size-complex="18pt"/>
    </style:style>
    <style:style style:name="T140" style:parent-style-name="Zadanifontodlomka" style:family="text">
      <style:text-properties fo:font-size="18pt" style:font-size-asian="18pt" style:font-size-complex="18pt"/>
    </style:style>
    <style:style style:name="T141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42" style:parent-style-name="Zadanifontodlomka" style:family="text">
      <style:text-properties fo:font-size="18pt" style:font-size-asian="18pt" style:font-size-complex="18pt"/>
    </style:style>
    <style:style style:name="T143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44" style:parent-style-name="Zadanifontodlomka" style:family="text">
      <style:text-properties fo:font-size="18pt" style:font-size-asian="18pt" style:font-size-complex="18pt"/>
    </style:style>
    <style:style style:name="T145" style:parent-style-name="Zadanifontodlomka" style:family="text">
      <style:text-properties fo:font-size="18pt" style:font-size-asian="18pt" style:font-size-complex="18pt"/>
    </style:style>
    <style:style style:name="P146" style:parent-style-name="Standard" style:family="paragraph">
      <style:text-properties fo:font-size="18pt" style:font-size-asian="18pt" style:font-size-complex="18pt"/>
    </style:style>
    <style:style style:name="T147" style:parent-style-name="Zadanifontodlomka" style:family="text">
      <style:text-properties fo:font-size="18pt" style:font-size-asian="18pt" style:font-size-complex="18pt"/>
    </style:style>
    <style:style style:name="T148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49" style:parent-style-name="Zadanifontodlomka" style:family="text">
      <style:text-properties fo:font-size="18pt" style:font-size-asian="18pt" style:font-size-complex="18pt"/>
    </style:style>
    <style:style style:name="T150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151" style:parent-style-name="Standard" style:family="paragraph">
      <style:text-properties fo:font-size="18pt" style:font-size-asian="18pt" style:font-size-complex="18pt"/>
    </style:style>
    <style:style style:name="T152" style:parent-style-name="Zadanifontodlomka" style:family="text">
      <style:text-properties fo:font-size="18pt" style:font-size-asian="18pt" style:font-size-complex="18pt"/>
    </style:style>
    <style:style style:name="T153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54" style:parent-style-name="Zadanifontodlomka" style:family="text">
      <style:text-properties fo:font-size="18pt" style:font-size-asian="18pt" style:font-size-complex="18pt"/>
    </style:style>
    <style:style style:name="T155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156" style:parent-style-name="Standard" style:family="paragraph">
      <style:text-properties fo:font-size="18pt" style:font-size-asian="18pt" style:font-size-complex="18pt"/>
    </style:style>
    <style:style style:name="P157" style:parent-style-name="Standard" style:family="paragraph">
      <style:text-properties fo:font-size="18pt" style:font-size-asian="18pt" style:font-size-complex="18pt"/>
    </style:style>
    <style:style style:name="T158" style:parent-style-name="Zadanifontodlomka" style:family="text">
      <style:text-properties fo:font-style="italic" style:font-style-asian="italic" fo:font-size="18pt" style:font-size-asian="18pt" style:font-size-complex="18pt"/>
    </style:style>
    <style:style style:name="T159" style:parent-style-name="Zadanifontodlomka" style:family="text">
      <style:text-properties fo:font-size="18pt" style:font-size-asian="18pt" style:font-size-complex="18pt"/>
    </style:style>
    <style:style style:name="T160" style:parent-style-name="Zadanifontodlomka" style:family="text">
      <style:text-properties fo:font-size="18pt" style:font-size-asian="18pt" style:font-size-complex="18pt"/>
    </style:style>
    <style:style style:name="T161" style:parent-style-name="Zadanifontodlomka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162" style:parent-style-name="Standard" style:family="paragraph">
      <style:text-properties fo:font-size="18pt" style:font-size-asian="18pt" style:font-size-complex="18pt"/>
    </style:style>
    <style:style style:name="P163" style:parent-style-name="Standard" style:family="paragraph">
      <style:text-properties fo:font-size="18pt" style:font-size-asian="18pt" style:font-size-complex="18pt"/>
    </style:style>
    <style:style style:name="P164" style:parent-style-name="Standard" style:family="paragraph">
      <style:text-properties fo:font-weight="bold" style:font-weight-asian="bold" fo:font-size="18pt" style:font-size-asian="18pt" style:font-size-complex="18pt"/>
    </style:style>
    <style:style style:name="T165" style:parent-style-name="Zadanifontodlomka" style:family="text">
      <style:text-properties fo:font-size="18pt" style:font-size-asian="18pt" style:font-size-complex="18pt"/>
    </style:style>
    <style:style style:name="T166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67" style:parent-style-name="Zadanifontodlomka" style:family="text">
      <style:text-properties fo:font-size="18pt" style:font-size-asian="18pt" style:font-size-complex="18pt"/>
    </style:style>
    <style:style style:name="T168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169" style:parent-style-name="Standard" style:family="paragraph">
      <style:text-properties fo:font-weight="bold" style:font-weight-asian="bold" fo:font-size="18pt" style:font-size-asian="18pt" style:font-size-complex="18pt"/>
    </style:style>
    <style:style style:name="T170" style:parent-style-name="Zadanifontodlomka" style:family="text">
      <style:text-properties fo:font-size="18pt" style:font-size-asian="18pt" style:font-size-complex="18pt"/>
    </style:style>
    <style:style style:name="T171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72" style:parent-style-name="Zadanifontodlomka" style:family="text">
      <style:text-properties fo:font-size="18pt" style:font-size-asian="18pt" style:font-size-complex="18pt"/>
    </style:style>
    <style:style style:name="T173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174" style:parent-style-name="Standard" style:family="paragraph">
      <style:text-properties fo:font-weight="bold" style:font-weight-asian="bold" fo:font-style="italic" style:font-style-asian="italic" fo:font-size="18pt" style:font-size-asian="18pt" style:font-size-complex="18pt"/>
    </style:style>
    <style:style style:name="T175" style:parent-style-name="Zadanifontodlomka" style:family="text">
      <style:text-properties fo:font-size="18pt" style:font-size-asian="18pt" style:font-size-complex="18pt"/>
    </style:style>
    <style:style style:name="T176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77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78" style:parent-style-name="Zadanifontodlomka" style:family="text">
      <style:text-properties fo:font-size="18pt" style:font-size-asian="18pt" style:font-size-complex="18pt"/>
    </style:style>
    <style:style style:name="T179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180" style:parent-style-name="Standard" style:family="paragraph">
      <style:text-properties fo:font-weight="bold" style:font-weight-asian="bold" fo:font-size="18pt" style:font-size-asian="18pt" style:font-size-complex="18pt"/>
    </style:style>
    <style:style style:name="P181" style:parent-style-name="Standard" style:family="paragraph">
      <style:text-properties fo:font-size="18pt" style:font-size-asian="18pt" style:font-size-complex="18pt"/>
    </style:style>
    <style:style style:name="P182" style:parent-style-name="Standard" style:family="paragraph">
      <style:text-properties fo:font-style="italic" style:font-style-asian="italic" fo:font-size="18pt" style:font-size-asian="18pt" style:font-size-complex="18pt"/>
    </style:style>
    <style:style style:name="P183" style:parent-style-name="Standard" style:family="paragraph">
      <style:text-properties fo:font-style="italic" style:font-style-asian="italic" fo:font-size="18pt" style:font-size-asian="18pt" style:font-size-complex="18pt"/>
    </style:style>
    <style:style style:name="P184" style:parent-style-name="Standard" style:family="paragraph">
      <style:text-properties fo:font-style="italic" style:font-style-asian="italic" fo:font-size="18pt" style:font-size-asian="18pt" style:font-size-complex="18pt"/>
    </style:style>
    <style:style style:name="P185" style:parent-style-name="Standard" style:family="paragraph">
      <style:text-properties fo:font-style="italic" style:font-style-asian="italic" fo:font-size="18pt" style:font-size-asian="18pt" style:font-size-complex="18pt"/>
    </style:style>
    <style:style style:name="P186" style:parent-style-name="Standard" style:family="paragraph">
      <style:text-properties fo:font-style="italic" style:font-style-asian="italic" fo:font-size="18pt" style:font-size-asian="18pt" style:font-size-complex="18pt"/>
    </style:style>
    <style:style style:name="P187" style:parent-style-name="Standard" style:family="paragraph">
      <style:text-properties fo:font-style="italic" style:font-style-asian="italic" fo:font-size="18pt" style:font-size-asian="18pt" style:font-size-complex="18pt"/>
    </style:style>
    <style:style style:name="P188" style:parent-style-name="Standard" style:family="paragraph">
      <style:text-properties fo:font-style="italic" style:font-style-asian="italic" fo:font-size="18pt" style:font-size-asian="18pt" style:font-size-complex="18pt"/>
    </style:style>
    <style:style style:name="P189" style:parent-style-name="Standard" style:family="paragraph">
      <style:text-properties fo:font-style="italic" style:font-style-asian="italic" fo:font-size="18pt" style:font-size-asian="18pt" style:font-size-complex="18pt"/>
    </style:style>
    <style:style style:name="T190" style:parent-style-name="Zadanifontodlomka" style:family="text">
      <style:text-properties fo:font-style="italic" style:font-style-asian="italic" fo:font-size="18pt" style:font-size-asian="18pt" style:font-size-complex="18pt"/>
    </style:style>
    <style:style style:name="T191" style:parent-style-name="Zadanifontodlomka" style:family="text">
      <style:text-properties fo:font-size="18pt" style:font-size-asian="18pt" style:font-size-complex="18pt"/>
    </style:style>
    <style:style style:name="T192" style:parent-style-name="Zadanifontodlomka" style:family="text">
      <style:text-properties fo:font-size="18pt" style:font-size-asian="18pt" style:font-size-complex="18pt"/>
    </style:style>
    <style:style style:name="T193" style:parent-style-name="Zadanifontodlomka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194" style:parent-style-name="Standard" style:family="paragraph">
      <style:text-properties fo:font-size="18pt" style:font-size-asian="18pt" style:font-size-complex="18pt"/>
    </style:style>
    <style:style style:name="P195" style:parent-style-name="Standard" style:family="paragraph">
      <style:text-properties fo:font-size="18pt" style:font-size-asian="18pt" style:font-size-complex="18pt"/>
    </style:style>
    <style:style style:name="P196" style:parent-style-name="Standard" style:family="paragraph">
      <style:text-properties fo:font-style="italic" style:font-style-asian="italic" fo:font-size="18pt" style:font-size-asian="18pt" style:font-size-complex="18pt"/>
    </style:style>
    <style:style style:name="T197" style:parent-style-name="Zadanifontodlomka" style:family="text">
      <style:text-properties fo:font-size="18pt" style:font-size-asian="18pt" style:font-size-complex="18pt"/>
    </style:style>
    <style:style style:name="T198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199" style:parent-style-name="Zadanifontodlomka" style:family="text">
      <style:text-properties fo:font-size="18pt" style:font-size-asian="18pt" style:font-size-complex="18pt"/>
    </style:style>
    <style:style style:name="T200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201" style:parent-style-name="Standard" style:family="paragraph">
      <style:text-properties fo:font-weight="bold" style:font-weight-asian="bold" fo:font-style="italic" style:font-style-asian="italic" fo:font-size="18pt" style:font-size-asian="18pt" style:font-size-complex="18pt"/>
    </style:style>
    <style:style style:name="T202" style:parent-style-name="Zadanifontodlomka" style:family="text">
      <style:text-properties fo:font-size="18pt" style:font-size-asian="18pt" style:font-size-complex="18pt"/>
    </style:style>
    <style:style style:name="T203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04" style:parent-style-name="Zadanifontodlomka" style:family="text">
      <style:text-properties fo:font-size="18pt" style:font-size-asian="18pt" style:font-size-complex="18pt"/>
    </style:style>
    <style:style style:name="T205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206" style:parent-style-name="Standard" style:family="paragraph">
      <style:text-properties fo:font-weight="bold" style:font-weight-asian="bold" fo:font-size="18pt" style:font-size-asian="18pt" style:font-size-complex="18pt"/>
    </style:style>
    <style:style style:name="T207" style:parent-style-name="Zadanifontodlomka" style:family="text">
      <style:text-properties fo:font-size="18pt" style:font-size-asian="18pt" style:font-size-complex="18pt"/>
    </style:style>
    <style:style style:name="T208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09" style:parent-style-name="Zadanifontodlomka" style:family="text">
      <style:text-properties fo:font-size="18pt" style:font-size-asian="18pt" style:font-size-complex="18pt"/>
    </style:style>
    <style:style style:name="T210" style:parent-style-name="Zadanifontodlomka" style:family="text">
      <style:text-properties fo:font-weight="bold" style:font-weight-asian="bold" fo:font-size="18pt" style:font-size-asian="18pt" style:font-size-complex="18pt"/>
    </style:style>
    <style:style style:name="P211" style:parent-style-name="Standard" style:family="paragraph">
      <style:text-properties fo:font-weight="bold" style:font-weight-asian="bold"/>
    </style:style>
    <style:style style:name="P212" style:parent-style-name="Standard" style:family="paragraph">
      <style:text-properties fo:font-size="15pt" style:font-size-asian="15pt" style:font-size-complex="15pt"/>
    </style:style>
    <style:style style:name="P213" style:parent-style-name="Standard" style:family="paragraph">
      <style:text-properties fo:font-size="15pt" style:font-size-asian="15pt" style:font-size-complex="15pt"/>
    </style:style>
    <style:style style:name="P214" style:parent-style-name="Standard" style:family="paragraph">
      <style:text-properties fo:font-size="15pt" style:font-size-asian="15pt" style:font-size-complex="15pt"/>
    </style:style>
    <style:style style:name="P215" style:parent-style-name="Standard" style:family="paragraph">
      <style:text-properties fo:font-size="15pt" style:font-size-asian="15pt" style:font-size-complex="15pt"/>
    </style:style>
    <style:style style:name="P216" style:parent-style-name="Standard" style:family="paragraph">
      <style:text-properties fo:font-size="15pt" style:font-size-asian="15pt" style:font-size-complex="15pt"/>
    </style:style>
    <style:style style:name="P217" style:parent-style-name="Standard" style:family="paragraph">
      <style:text-properties fo:font-size="15pt" style:font-size-asian="15pt" style:font-size-complex="15pt"/>
    </style:style>
    <style:style style:name="T218" style:parent-style-name="Zadanifontodlomka" style:family="text">
      <style:text-properties fo:font-size="20pt" style:font-size-asian="20pt" style:font-size-complex="20pt"/>
    </style:style>
    <style:style style:name="T219" style:parent-style-name="Zadanifontodlomka" style:family="text">
      <style:text-properties fo:font-weight="bold" style:font-weight-asian="bold" fo:font-style="italic" style:font-style-asian="italic" fo:font-size="18pt" style:font-size-asian="18pt" style:font-size-complex="18pt"/>
    </style:style>
    <style:style style:name="T220" style:parent-style-name="Zadanifontodlomka" style:family="text">
      <style:text-properties fo:font-style="italic" style:font-style-asian="italic" fo:font-size="20pt" style:font-size-asian="20pt" style:font-size-complex="20pt"/>
    </style:style>
    <style:style style:name="T221" style:parent-style-name="Zadanifontodlomka" style:family="text">
      <style:text-properties fo:font-size="20pt" style:font-size-asian="20pt" style:font-size-complex="20pt"/>
    </style:style>
    <style:style style:name="P222" style:parent-style-name="Standard" style:family="paragraph">
      <style:text-properties fo:font-size="18pt" style:font-size-asian="18pt" style:font-size-complex="18pt"/>
    </style:style>
    <style:style style:name="P223" style:parent-style-name="Standard" style:family="paragraph">
      <style:text-properties fo:font-weight="bold" style:font-weight-asian="bold" fo:font-size="18pt" style:font-size-asian="18pt" style:font-size-complex="18pt"/>
    </style:style>
    <style:style style:name="T224" style:parent-style-name="Zadanifontodlomka" style:family="text">
      <style:text-properties fo:font-size="18pt" style:font-size-asian="18pt" style:font-size-complex="18pt"/>
    </style:style>
    <style:style style:name="T225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26" style:parent-style-name="Zadanifontodlomka" style:family="text">
      <style:text-properties fo:font-size="18pt" style:font-size-asian="18pt" style:font-size-complex="18pt"/>
    </style:style>
    <style:style style:name="T227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28" style:parent-style-name="Zadanifontodlomka" style:family="text">
      <style:text-properties fo:font-size="18pt" style:font-size-asian="18pt" style:font-size-complex="18pt"/>
    </style:style>
    <style:style style:name="P229" style:parent-style-name="Standard" style:family="paragraph">
      <style:text-properties fo:font-style="italic" style:font-style-asian="italic" fo:font-size="18pt" style:font-size-asian="18pt" style:font-size-complex="18pt"/>
    </style:style>
    <style:style style:name="T230" style:parent-style-name="Zadanifontodlomka" style:family="text">
      <style:text-properties fo:font-size="18pt" style:font-size-asian="18pt" style:font-size-complex="18pt"/>
    </style:style>
    <style:style style:name="T231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32" style:parent-style-name="Zadanifontodlomka" style:family="text">
      <style:text-properties fo:font-size="18pt" style:font-size-asian="18pt" style:font-size-complex="18pt"/>
    </style:style>
    <style:style style:name="T233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34" style:parent-style-name="Zadanifontodlomka" style:family="text">
      <style:text-properties fo:font-size="18pt" style:font-size-asian="18pt" style:font-size-complex="18pt"/>
    </style:style>
    <style:style style:name="P235" style:parent-style-name="Standard" style:family="paragraph">
      <style:text-properties fo:font-weight="bold" style:font-weight-asian="bold" fo:font-size="18pt" style:font-size-asian="18pt" style:font-size-complex="18pt"/>
    </style:style>
    <style:style style:name="T236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37" style:parent-style-name="Zadanifontodlomka" style:family="text">
      <style:text-properties fo:font-size="18pt" style:font-size-asian="18pt" style:font-size-complex="18pt"/>
    </style:style>
    <style:style style:name="T238" style:parent-style-name="Zadanifontodlomka" style:family="text">
      <style:text-properties fo:font-weight="bold" style:font-weight-asian="bold" fo:font-size="18pt" style:font-size-asian="18pt" style:font-size-complex="18pt"/>
    </style:style>
    <style:style style:name="T239" style:parent-style-name="Zadanifontodlomka" style:family="text">
      <style:text-properties fo:font-size="18pt" style:font-size-asian="18pt" style:font-size-complex="18pt"/>
    </style:style>
    <style:style style:name="P240" style:parent-style-name="Standard" style:family="paragraph">
      <style:text-properties fo:font-weight="bold" style:font-weight-asian="bold"/>
    </style:style>
    <style:style style:name="P241" style:parent-style-name="Standard" style:family="paragraph">
      <style:text-properties fo:font-weight="bold" style:font-weight-asian="bold"/>
    </style:style>
    <style:style style:name="T242" style:parent-style-name="Zadanifontodlomka" style:family="text">
      <style:text-properties fo:font-size="20pt" style:font-size-asian="20pt" style:font-size-complex="20pt"/>
    </style:style>
    <style:style style:name="P243" style:parent-style-name="Standard" style:family="paragraph">
      <style:text-properties fo:font-weight="bold" style:font-weight-asian="bold" fo:font-size="15pt" style:font-size-asian="15pt" style:font-size-complex="15pt"/>
    </style:style>
    <style:style style:name="T244" style:parent-style-name="Zadanifontodlomka" style:family="text">
      <style:text-properties fo:font-size="16pt" style:font-size-asian="16pt" style:font-size-complex="16pt"/>
    </style:style>
    <style:style style:name="T245" style:parent-style-name="Zadanifontodlomka" style:family="text">
      <style:text-properties fo:font-size="16pt" style:font-size-asian="16pt" style:font-size-complex="16pt"/>
    </style:style>
    <style:style style:name="T246" style:parent-style-name="Zadanifontodlomka" style:family="text">
      <style:text-properties fo:font-size="16pt" style:font-size-asian="16pt" style:font-size-complex="16pt"/>
    </style:style>
    <style:style style:name="T247" style:parent-style-name="Zadanifontodlomka" style:family="text">
      <style:text-properties fo:font-size="16pt" style:font-size-asian="16pt" style:font-size-complex="16pt"/>
    </style:style>
    <style:style style:name="T248" style:parent-style-name="Zadanifontodlomka" style:family="text">
      <style:text-properties fo:font-size="16pt" style:font-size-asian="16pt" style:font-size-complex="16pt"/>
    </style:style>
    <style:style style:name="T249" style:parent-style-name="Zadanifontodlomka" style:family="text">
      <style:text-properties fo:font-size="16pt" style:font-size-asian="16pt" style:font-size-complex="16pt"/>
    </style:style>
    <style:style style:name="T250" style:parent-style-name="Zadanifontodlomka" style:family="text">
      <style:text-properties fo:font-size="16pt" style:font-size-asian="16pt" style:font-size-complex="16pt"/>
    </style:style>
    <style:style style:name="T251" style:parent-style-name="Zadanifontodlomka" style:family="text">
      <style:text-properties fo:font-size="16pt" style:font-size-asian="16pt" style:font-size-complex="16pt"/>
    </style:style>
    <style:style style:name="T252" style:parent-style-name="Zadanifontodlomka" style:family="text">
      <style:text-properties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fo:font-size="16pt" style:font-size-asian="16pt" style:font-size-complex="16pt"/>
    </style:style>
    <style:style style:name="T254" style:parent-style-name="Zadanifontodlomka" style:family="text">
      <style:text-properties fo:font-style="italic" style:font-style-asian="italic" style:font-style-complex="italic" fo:font-size="16pt" style:font-size-asian="16pt" style:font-size-complex="16pt"/>
    </style:style>
    <style:style style:name="T255" style:parent-style-name="Zadanifontodlomka" style:family="text">
      <style:text-properties fo:font-style="italic" style:font-style-asian="italic" style:font-style-complex="italic" fo:font-size="16pt" style:font-size-asian="16pt" style:font-size-complex="16pt"/>
    </style:style>
    <style:style style:name="T256" style:parent-style-name="Zadanifontodlomka" style:family="text">
      <style:text-properties fo:font-size="16pt" style:font-size-asian="16pt" style:font-size-complex="16pt"/>
    </style:style>
    <style:style style:name="T257" style:parent-style-name="Zadanifontodlomka" style:family="text">
      <style:text-properties fo:font-style="italic" style:font-style-asian="italic" style:font-style-complex="italic" fo:font-size="16pt" style:font-size-asian="16pt" style:font-size-complex="16pt"/>
    </style:style>
    <style:style style:name="T258" style:parent-style-name="Zadanifontodlomka" style:family="text">
      <style:text-properties fo:font-size="16pt" style:font-size-asian="16pt" style:font-size-complex="16pt"/>
    </style:style>
    <style:style style:name="T259" style:parent-style-name="Zadanifontodlomka" style:family="text">
      <style:text-properties fo:font-style="italic" style:font-style-asian="italic" style:font-style-complex="italic" fo:font-size="16pt" style:font-size-asian="16pt" style:font-size-complex="16pt"/>
    </style:style>
    <style:style style:name="T260" style:parent-style-name="Zadanifontodlomka" style:family="text">
      <style:text-properties fo:font-size="16pt" style:font-size-asian="16pt" style:font-size-complex="16pt"/>
    </style:style>
    <style:style style:name="P261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T262" style:parent-style-name="Zadanifontodlomka" style:family="text">
      <style:text-properties fo:font-style="italic" style:font-style-asian="italic" style:font-style-complex="italic" fo:font-size="16pt" style:font-size-asian="16pt" style:font-size-complex="16pt"/>
    </style:style>
    <style:style style:name="T263" style:parent-style-name="Zadanifontodlomka" style:family="text">
      <style:text-properties fo:font-size="16pt" style:font-size-asian="16pt" style:font-size-complex="16pt"/>
    </style:style>
    <style:style style:name="T264" style:parent-style-name="Zadanifontodlomka" style:family="text">
      <style:text-properties fo:font-style="italic" style:font-style-asian="italic" style:font-style-complex="italic" fo:font-size="16pt" style:font-size-asian="16pt" style:font-size-complex="16pt"/>
    </style:style>
    <style:style style:name="T265" style:parent-style-name="Zadanifontodlomka" style:family="text">
      <style:text-properties fo:font-style="italic" style:font-style-asian="italic" style:font-style-complex="italic" fo:font-size="16pt" style:font-size-asian="16pt" style:font-size-complex="16pt"/>
    </style:style>
    <style:style style:name="T266" style:parent-style-name="Zadanifontodlomka" style:family="text">
      <style:text-properties fo:font-size="16pt" style:font-size-asian="16pt" style:font-size-complex="16pt"/>
    </style:style>
    <style:style style:name="T267" style:parent-style-name="Zadanifontodlomka" style:family="text">
      <style:text-properties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TEMPUS FUTURUM - Buduće vrijeme</text:p>
      <text:p text:style-name="P2"/>
      <text:p text:style-name="Standard"><text:span text:style-name="T3">-</text:span><text:span text:style-name="T4"><text:s/></text:span><text:span text:style-name="T5">u latinskom:</text:span></text:p>
      <text:p text:style-name="P6"/>
      <text:p text:style-name="P7"><text:span text:style-name="T8">1)</text:span><text:span text:style-name="T9"><text:s/>Futur I. <text:s/></text:span><text:span text:style-name="T10">- buduća radnja</text:span></text:p>
      <text:p text:style-name="P11"><text:span text:style-name="T12">2)<text:s/></text:span><text:span text:style-name="T13">Futur II.</text:span><text:span text:style-name="T14"><text:s/>- predbuduća radnja (završena prije radnje futura I.)</text:span></text:p>
      <text:p text:style-name="P15"/>
      <text:p text:style-name="P16">Futur I. aktivni</text:p>
      <text:p text:style-name="Standard"/>
      <text:p text:style-name="Standard"><text:span text:style-name="T17">Tvorba:</text:span><text:span text:style-name="T18"><text:s/>Za glagole<text:s/></text:span><text:span text:style-name="T19">I. i II. Konjugacije:</text:span></text:p>
      <text:p text:style-name="P20"/>
      <text:p text:style-name="Standard"><text:span text:style-name="T21">Prezentska osnova</text:span><text:span text:style-name="T22"><text:s/>+ <text:s text:c="12"/>-</text:span><text:span text:style-name="T23"><text:s/></text:span><text:span text:style-name="T24">bo <text:s text:c="8"/>- bimus</text:span></text:p>
      <text:p text:style-name="Standard"><text:span text:style-name="T25"><text:s text:c="42"/></text:span><text:span text:style-name="T26"><text:s text:c="4"/></text:span><text:span text:style-name="T27"><text:s text:c="2"/>- bis <text:s text:c="7"/>-<text:s/></text:span><text:span text:style-name="T28">bitis</text:span></text:p>
      <text:p text:style-name="Standard"><text:span text:style-name="T29"><text:s text:c="42"/></text:span><text:span text:style-name="T30"><text:s text:c="4"/></text:span><text:span text:style-name="T31"><text:s text:c="2"/>- bit <text:s text:c="7"/></text:span><text:span text:style-name="T32">- bunt</text:span></text:p>
      <text:p text:style-name="Standard"/>
      <text:p text:style-name="Standard"><text:span text:style-name="T33">laudo</text:span><text:span text:style-name="T34"><text:s/>1. - hvaliti</text:span><text:span text:style-name="T35"><text:s/>&gt;<text:s/></text:span><text:span text:style-name="T36">lauda</text:span><text:span text:style-name="T37"><text:s/></text:span><text:span text:style-name="T38">(osnova)</text:span></text:p>
      <text:p text:style-name="P39"/>
      <text:p text:style-name="P40">Sg. <text:s text:c="11"/><text:s text:c="39"/>Pl.</text:p>
      <text:p text:style-name="P41"><text:s text:c="44"/></text:p>
      <text:p text:style-name="Standard"><text:span text:style-name="T42">1.<text:s/></text:span><text:span text:style-name="T43">lauda</text:span><text:span text:style-name="T44"><text:s/>-<text:s/></text:span><text:span text:style-name="T45">bo<text:s/></text:span><text:span text:style-name="T46">(hvalit ću)</text:span><text:span text:style-name="T47"><text:s text:c="18"/></text:span><text:span text:style-name="T48"><text:s/>1.<text:s/></text:span><text:span text:style-name="T49">lauda</text:span><text:span text:style-name="T50"><text:s/>-<text:s/></text:span><text:span text:style-name="T51">bimus</text:span></text:p>
      <text:p text:style-name="P52"/>
      <text:p text:style-name="Standard"><text:span text:style-name="T53">2.<text:s/></text:span><text:span text:style-name="T54">lauda</text:span><text:span text:style-name="T55"><text:s/>- bis <text:s text:c="14"/></text:span><text:span text:style-name="T56"><text:s text:c="21"/>2.<text:s/></text:span><text:span text:style-name="T57">lauda</text:span><text:span text:style-name="T58"><text:s/>-<text:s/></text:span><text:span text:style-name="T59">bitis</text:span></text:p>
      <text:p text:style-name="P60"><text:s text:c="19"/></text:p>
      <text:p text:style-name="Standard"><text:span text:style-name="T61">3.<text:s/></text:span><text:span text:style-name="T62">lauda</text:span><text:span text:style-name="T63"><text:s/>-<text:s/></text:span><text:span text:style-name="T64">bit <text:s text:c="4"/></text:span><text:span text:style-name="T65"><text:s text:c="30"/></text:span><text:span text:style-name="T66"><text:s/>3.<text:s/></text:span><text:span text:style-name="T67">lauda</text:span><text:span text:style-name="T68"><text:s/>-<text:s/></text:span><text:span text:style-name="T69">bunt</text:span></text:p>
      <text:p text:style-name="P70"/>
      <text:p text:style-name="P71"/>
      <text:p text:style-name="P72"/>
      <text:p text:style-name="Standard"><text:span text:style-name="T73">moneo</text:span><text:span text:style-name="T74"><text:s/>2. - opominjati</text:span><text:span text:style-name="T75"><text:s/>&gt;<text:s/></text:span><text:span text:style-name="T76">mone</text:span><text:span text:style-name="T77"><text:s/>(osnova)</text:span></text:p>
      <text:p text:style-name="P78"/>
      <text:p text:style-name="P79">Sg. <text:s text:c="51"/>Pl.</text:p>
      <text:p text:style-name="P80"><text:s text:c="42"/></text:p>
      <text:p text:style-name="Standard"><text:span text:style-name="T81">1.<text:s/></text:span><text:span text:style-name="T82">mone</text:span><text:span text:style-name="T83"><text:s/>-<text:s/></text:span><text:span text:style-name="T84">bo</text:span><text:span text:style-name="T85"><text:s text:c="2"/>(opominjat ću) <text:s text:c="10"/>1.<text:s/></text:span><text:span text:style-name="T86">mone</text:span><text:span text:style-name="T87"><text:s/>-<text:s/></text:span><text:span text:style-name="T88">bimus</text:span></text:p>
      <text:p text:style-name="P89"/>
      <text:p text:style-name="Standard"><text:span text:style-name="T90">2.<text:s/></text:span><text:span text:style-name="T91">mone</text:span><text:span text:style-name="T92"><text:s/>- <text:s/></text:span><text:span text:style-name="T93">bis</text:span><text:span text:style-name="T94"><text:s text:c="35"/>2.<text:s/></text:span><text:span text:style-name="T95">mone</text:span><text:span text:style-name="T96"><text:s/>-<text:s/></text:span><text:span text:style-name="T97">bitis</text:span></text:p>
      <text:p text:style-name="P98"/>
      <text:p text:style-name="Standard"><text:span text:style-name="T99">3.<text:s/></text:span><text:span text:style-name="T100">mone</text:span><text:span text:style-name="T101"><text:s/>- <text:s text:c="2"/></text:span><text:span text:style-name="T102">bit</text:span><text:span text:style-name="T103"><text:s text:c="35"/>3.</text:span><text:span text:style-name="T104"><text:s/></text:span><text:span text:style-name="T105">mone</text:span><text:span text:style-name="T106"><text:s/>-<text:s/></text:span><text:span text:style-name="T107">bunt</text:span></text:p>
      <text:p text:style-name="P108"/>
      <text:soft-page-break/>
      <text:p text:style-name="Standard"><text:span text:style-name="T109">Za glagole<text:s/></text:span><text:span text:style-name="T110">III. i IV. Konjugacije:</text:span></text:p>
      <text:p text:style-name="P111"/>
      <text:p text:style-name="Standard"><text:span text:style-name="T112">Prezentska osnova</text:span><text:span text:style-name="T113"><text:s text:c="7"/>+ <text:s text:c="2"/></text:span><text:span text:style-name="T114">-</text:span><text:span text:style-name="T115"><text:s/></text:span><text:span text:style-name="T116">am <text:s text:c="5"/></text:span><text:span text:style-name="T117"><text:s/></text:span><text:span text:style-name="T118"><text:s/>-</text:span><text:span text:style-name="T119"><text:s/></text:span><text:span text:style-name="T120">emu</text:span><text:span text:style-name="T121">s</text:span></text:p>
      <text:p text:style-name="Standard"><text:span text:style-name="T122"><text:s text:c="44"/>-</text:span><text:span text:style-name="T123"><text:s/></text:span><text:span text:style-name="T124">es <text:s text:c="5"/></text:span><text:span text:style-name="T125"><text:s text:c="3"/>-</text:span><text:span text:style-name="T126"><text:s/></text:span><text:span text:style-name="T127">etis</text:span></text:p>
      <text:p text:style-name="Standard"><text:span text:style-name="T128"><text:s text:c="44"/>-</text:span><text:span text:style-name="T129"><text:s/></text:span><text:span text:style-name="T130">et <text:s text:c="8"/>-</text:span><text:span text:style-name="T131"><text:s/></text:span><text:span text:style-name="T132">ent</text:span></text:p>
      <text:p text:style-name="Standard"/>
      <text:p text:style-name="Standard"><text:span text:style-name="T133">scribo</text:span><text:span text:style-name="T134"><text:s/>3. - pisati</text:span><text:span text:style-name="T135"><text:s/>&gt;<text:s/></text:span><text:span text:style-name="T136">scrib</text:span></text:p>
      <text:p text:style-name="P137"/>
      <text:p text:style-name="P138">Sg. <text:s text:c="58"/>Pl.</text:p>
      <text:p text:style-name="P139"/>
      <text:p text:style-name="Standard"><text:span text:style-name="T140">1. scrib -<text:s/></text:span><text:span text:style-name="T141">am</text:span><text:span text:style-name="T142"><text:s/>(pisat ću) <text:s text:c="26"/>1. scrib -<text:s/></text:span><text:span text:style-name="T143">emus</text:span><text:span text:style-name="T144"><text:s text:c="29"/></text:span><text:span text:style-name="T145"><text:s text:c="21"/></text:span></text:p>
      <text:p text:style-name="P146"/>
      <text:p text:style-name="Standard"><text:span text:style-name="T147">2. scrib -<text:s/></text:span><text:span text:style-name="T148">es <text:s text:c="44"/></text:span><text:span text:style-name="T149">2. scrib -<text:s/></text:span><text:span text:style-name="T150">etis</text:span></text:p>
      <text:p text:style-name="P151"/>
      <text:p text:style-name="Standard"><text:span text:style-name="T152">3. scrib -<text:s/></text:span><text:span text:style-name="T153">et <text:s text:c="19"/></text:span><text:span text:style-name="T154"><text:s text:c="25"/>3. scrib -<text:s/></text:span><text:span text:style-name="T155">ent</text:span></text:p>
      <text:p text:style-name="P156"/>
      <text:p text:style-name="P157"/>
      <text:p text:style-name="Standard"><text:span text:style-name="T158">capio<text:s/></text:span><text:span text:style-name="T159">3. - uzimati</text:span><text:span text:style-name="T160"><text:s/>&gt;<text:s/></text:span><text:span text:style-name="T161">capi</text:span></text:p>
      <text:p text:style-name="P162"/>
      <text:p text:style-name="P163">Sg.<text:s/><text:s text:c="58"/>Pl.</text:p>
      <text:p text:style-name="P164"/>
      <text:p text:style-name="Standard"><text:span text:style-name="T165">1. capi -<text:s/></text:span><text:span text:style-name="T166">am<text:s/></text:span><text:span text:style-name="T167">(uzimat ću) <text:s text:c="24"/>1. capi -<text:s/></text:span><text:span text:style-name="T168">emus</text:span></text:p>
      <text:p text:style-name="P169"/>
      <text:p text:style-name="Standard"><text:span text:style-name="T170">2. capi -<text:s/></text:span><text:span text:style-name="T171">es</text:span><text:span text:style-name="T172"><text:s text:c="46"/>2. capi -<text:s/></text:span><text:span text:style-name="T173">etis</text:span></text:p>
      <text:p text:style-name="P174"/>
      <text:p text:style-name="Standard"><text:span text:style-name="T175">3. capi -<text:s/></text:span><text:span text:style-name="T176">et <text:s text:c="41"/></text:span><text:span text:style-name="T177"><text:s text:c="5"/></text:span><text:span text:style-name="T178">3. capi -<text:s/></text:span><text:span text:style-name="T179">ent</text:span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soft-page-break/>
      <text:p text:style-name="Standard"><text:span text:style-name="T190">audio</text:span><text:span text:style-name="T191"><text:s/>4. - slušati</text:span><text:span text:style-name="T192"><text:s/>&gt;<text:s/></text:span><text:span text:style-name="T193">audi</text:span></text:p>
      <text:p text:style-name="P194"/>
      <text:p text:style-name="P195">Sg. <text:s text:c="59"/>Pl.</text:p>
      <text:p text:style-name="P196"/>
      <text:p text:style-name="Standard"><text:span text:style-name="T197">1. audi -<text:s/></text:span><text:span text:style-name="T198">am</text:span><text:span text:style-name="T199"><text:s/>(slušat ću) <text:s text:c="27"/>1. audi -<text:s/></text:span><text:span text:style-name="T200">emus</text:span></text:p>
      <text:p text:style-name="P201"/>
      <text:p text:style-name="Standard"><text:span text:style-name="T202">2. audi -<text:s/></text:span><text:span text:style-name="T203">es</text:span><text:span text:style-name="T204"><text:s text:c="48"/>2. audi -<text:s/></text:span><text:span text:style-name="T205">etis</text:span></text:p>
      <text:p text:style-name="P206"/>
      <text:p text:style-name="Standard"><text:span text:style-name="T207">3.audi -<text:s/></text:span><text:span text:style-name="T208">et <text:s text:c="48"/></text:span><text:span text:style-name="T209">3. audi -<text:s/></text:span><text:span text:style-name="T210">ent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Standard"><text:span text:style-name="T218">Glagol</text:span><text:span text:style-name="T219"><text:s/></text:span><text:span text:style-name="T220">sum, esse, fui</text:span><text:span text:style-name="T221"><text:s/>- biti</text:span></text:p>
      <text:p text:style-name="Standard"/>
      <text:p text:style-name="P222">Sg. <text:s text:c="15"/><text:s text:c="44"/>Pl.</text:p>
      <text:p text:style-name="P223"/>
      <text:p text:style-name="Standard"><text:span text:style-name="T224">1.<text:s/></text:span><text:span text:style-name="T225">ero</text:span><text:span text:style-name="T226"><text:s/>(bit ću) <text:s text:c="42"/>1.<text:s/></text:span><text:span text:style-name="T227">erimus</text:span><text:span text:style-name="T228"><text:s/>(bit ćemo)</text:span></text:p>
      <text:p text:style-name="P229"/>
      <text:p text:style-name="Standard"><text:span text:style-name="T230">2.<text:s/></text:span><text:span text:style-name="T231">eris<text:s/></text:span><text:span text:style-name="T232">(bit ćeš) <text:s text:c="40"/>2.<text:s/></text:span><text:span text:style-name="T233">eritis<text:s/></text:span><text:span text:style-name="T234">(bit ćete)</text:span></text:p>
      <text:p text:style-name="P235"/>
      <text:p text:style-name="Standard"><text:span text:style-name="T236">3. erit</text:span><text:span text:style-name="T237"><text:s text:c="2"/>(bit će) <text:s text:c="41"/></text:span><text:span text:style-name="T238">3. erunt<text:s/></text:span><text:span text:style-name="T239">(bit će)</text:span></text:p>
      <text:p text:style-name="P240"/>
      <text:p text:style-name="P241"/>
      <text:p text:style-name="Standard"><text:span text:style-name="T242">Vježba – exercitatio:</text:span></text:p>
      <text:p text:style-name="P243"/>
      <text:p text:style-name="Standard"><text:span text:style-name="T244">1. Napiši</text:span><text:span text:style-name="T245"><text:s/></text:span><text:span text:style-name="T246">i prevedi</text:span><text:span text:style-name="T247"><text:s/>futur I.<text:s/></text:span><text:span text:style-name="T248">navedenim g</text:span><text:span text:style-name="T249">lagol</text:span><text:span text:style-name="T250">im</text:span><text:span text:style-name="T251">a</text:span><text:span text:style-name="T252"><text:s/></text:span></text:p>
      <text:p text:style-name="P253"/>
      <text:p text:style-name="Standard"><text:span text:style-name="T254">f</text:span><text:span text:style-name="T255">acio 3. -<text:s/></text:span><text:span text:style-name="T256">_________ <text:s text:c="17"/></text:span><text:span text:style-name="T257">lego<text:s/></text:span><text:span text:style-name="T258">3. -_________ <text:s text:c="12"/></text:span><text:span text:style-name="T259">doceo<text:s/></text:span><text:span text:style-name="T260">2. -_________</text:span></text:p>
      <text:p text:style-name="P261"/>
      <text:p text:style-name="Standard"><text:span text:style-name="T262">dormio<text:s/></text:span><text:span text:style-name="T263">4. -________ <text:s text:c="16"/></text:span><text:span text:style-name="T264">r</text:span><text:span text:style-name="T265">ogo 1.<text:s/></text:span><text:span text:style-name="T266">-<text:s/></text:span><text:span text:style-name="T267">_________ <text:s text:c="11"/></text:span></text:p>
      <text:p text:style-name="P268"/>
      <text:p text:style-name="P2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e Zubčić</dc:creator>
    <meta:creation-date>2020-03-19T08:21:00Z</meta:creation-date>
    <dc:date>2020-12-07T17:06:00Z</dc:date>
    <meta:template xlink:href="Normal" xlink:type="simple"/>
    <meta:editing-cycles>2</meta:editing-cycles>
    <meta:editing-duration>PT1260S</meta:editing-duration>
    <meta:document-statistic meta:page-count="3" meta:paragraph-count="5" meta:word-count="427" meta:character-count="2860" meta:row-count="20" meta:non-whitespace-character-count="2438"/>
  </office:meta>
</office:document-meta>
</file>